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width="0.2cm" svg:stroke-color="#00008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Fine_20_Dashed_20__28_var_29_" svg:stroke-width="0.2cm" svg:stroke-color="#0080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cm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3cm" svg:height="3cm" svg:x="12cm" svg:y="4.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cm" svg:height="3cm" svg:x="3.1cm" svg:y="15.5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cm" svg:height="3cm" svg:x="9cm" svg:y="15.5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cm" svg:height="3cm" svg:x="22.1cm" svg:y="15.5cm">
          <text:p text:style-name="P2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5.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6.6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8.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5.4cm" svg:y1="15.8cm" svg:x2="12.4cm" svg:y2="6.8cm">
          <text:p/>
        </draw:line>
        <draw:line draw:style-name="gr5" draw:text-style-name="P3" draw:layer="layout" svg:x1="11cm" svg:y1="15.6cm" svg:x2="13.5cm" svg:y2="7.4cm">
          <text:p/>
        </draw:line>
        <draw:line draw:style-name="gr5" draw:text-style-name="P3" draw:layer="layout" svg:x1="22.4cm" svg:y1="16.1cm" svg:x2="14.9cm" svg:y2="6.6cm">
          <text:p/>
        </draw:line>
        <draw:line draw:style-name="gr5" draw:text-style-name="P3" draw:layer="layout" svg:x1="22.8cm" svg:y1="2.5cm" svg:x2="22.8cm" svg:y2="0.5cm">
          <text:p/>
        </draw:line>
        <draw:frame draw:style-name="gr6" draw:text-style-name="P4" draw:layer="layout" svg:width="1.958cm" svg:height="1.038cm" svg:x="24.025cm" svg:y="1.1cm">
          <draw:text-box>
            <text:p><text:span text:style-name="T2">Last</text:span></text:p>
          </draw:text-box>
        </draw:frame>
        <draw:line draw:style-name="gr5" draw:text-style-name="P3" draw:layer="layout" svg:x1="22.4cm" svg:y1="16.1cm" svg:x2="14.9cm" svg:y2="6.6cm">
          <text:p/>
        </draw:line>
        <draw:line draw:style-name="gr7" draw:text-style-name="P3" draw:layer="layout" svg:x1="22.8cm" svg:y1="5cm" svg:x2="22.801cm" svg:y2="2.9cm">
          <text:p/>
        </draw:line>
        <draw:frame draw:style-name="gr6" draw:text-style-name="P4" draw:layer="layout" svg:width="2.039cm" svg:height="1.038cm" svg:x="24.026cm" svg:y="3.5cm">
          <draw:text-box>
            <text:p><text:span text:style-name="T2">Next</text:span></text:p>
          </draw:text-box>
        </draw:frame>
        <draw:frame draw:style-name="gr8" draw:text-style-name="P4" draw:layer="layout" svg:width="16.5cm" svg:height="1.038cm" svg:x="1cm" svg:y="1.501cm">
          <draw:text-box>
            <text:p text:style-name="P4"><text:span text:style-name="T3">Initialisation:</text:span><text:span text:style-name="T2"> (1) a le jeton.</text:span></text:p>
          </draw:text-box>
        </draw:frame>
        <presentation:notes draw:style-name="dp2">
          <draw:page-thumbnail draw:style-name="gr9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1" draw:text-style-name="P1" draw:layer="layout" svg:width="3cm" svg:height="3cm" svg:x="12.001cm" svg:y="4.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cm" svg:height="3cm" svg:x="3.101cm" svg:y="15.5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cm" svg:height="3cm" svg:x="9.001cm" svg:y="15.5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cm" svg:height="3cm" svg:x="22.101cm" svg:y="15.5cm">
          <text:p text:style-name="P2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5.10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6.60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8.10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1.001cm" svg:y1="15.6cm" svg:x2="13.501cm" svg:y2="7.4cm">
          <text:p/>
        </draw:line>
        <draw:line draw:style-name="gr5" draw:text-style-name="P3" draw:layer="layout" svg:x1="22.401cm" svg:y1="16.1cm" svg:x2="14.901cm" svg:y2="6.6cm">
          <text:p/>
        </draw:line>
        <draw:line draw:style-name="gr5" draw:text-style-name="P3" draw:layer="layout" svg:x1="22.801cm" svg:y1="2.5cm" svg:x2="22.801cm" svg:y2="0.5cm">
          <text:p/>
        </draw:line>
        <draw:frame draw:style-name="gr6" draw:text-style-name="P4" draw:layer="layout" svg:width="1.958cm" svg:height="1.038cm" svg:x="24.026cm" svg:y="1.1cm">
          <draw:text-box>
            <text:p><text:span text:style-name="T2">Last</text:span></text:p>
          </draw:text-box>
        </draw:frame>
        <draw:line draw:style-name="gr5" draw:text-style-name="P3" draw:layer="layout" svg:x1="22.401cm" svg:y1="16.1cm" svg:x2="14.901cm" svg:y2="6.6cm">
          <text:p/>
        </draw:line>
        <draw:line draw:style-name="gr7" draw:text-style-name="P3" draw:layer="layout" svg:x1="22.801cm" svg:y1="5cm" svg:x2="22.802cm" svg:y2="2.9cm">
          <text:p/>
        </draw:line>
        <draw:frame draw:style-name="gr6" draw:text-style-name="P4" draw:layer="layout" svg:width="2.039cm" svg:height="1.038cm" svg:x="24.027cm" svg:y="3.5cm">
          <draw:text-box>
            <text:p><text:span text:style-name="T2">Next</text:span></text:p>
          </draw:text-box>
        </draw:frame>
        <draw:frame draw:style-name="gr8" draw:text-style-name="P4" draw:layer="layout" svg:width="16.5cm" svg:height="1.825cm" svg:x="1cm" svg:y="1.5cm">
          <draw:text-box>
            <text:p text:style-name="P4"><text:span text:style-name="T2">(2) envoi une Token Request à son last : (1)</text:span></text:p>
            <text:p text:style-name="P4"><text:span text:style-name="T2">On obtient :</text:span></text:p>
          </draw:text-box>
        </draw:frame>
        <draw:line draw:style-name="gr5" draw:text-style-name="P3" draw:layer="layout" svg:x1="12.5cm" svg:y1="7.1cm" svg:x2="5.5cm" svg:y2="16.1cm">
          <text:p/>
        </draw:line>
        <draw:line draw:style-name="gr7" draw:text-style-name="P3" draw:layer="layout" svg:x1="12cm" svg:y1="6.6cm" svg:x2="5cm" svg:y2="15.6cm">
          <text:p/>
        </draw:line>
        <presentation:notes draw:style-name="dp2">
          <draw:page-thumbnail draw:style-name="gr9" draw:layer="layout" svg:width="14.848cm" svg:height="11.135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1" draw:text-style-name="P1" draw:layer="layout" svg:width="3cm" svg:height="3cm" svg:x="12.001cm" svg:y="4.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cm" svg:height="3cm" svg:x="3.101cm" svg:y="15.5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cm" svg:height="3cm" svg:x="9.001cm" svg:y="15.5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cm" svg:height="3cm" svg:x="22.101cm" svg:y="15.5cm">
          <text:p text:style-name="P2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5.10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6.60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8.10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22.401cm" svg:y1="16.1cm" svg:x2="14.901cm" svg:y2="6.6cm">
          <text:p/>
        </draw:line>
        <draw:line draw:style-name="gr5" draw:text-style-name="P3" draw:layer="layout" svg:x1="22.801cm" svg:y1="2.5cm" svg:x2="22.801cm" svg:y2="0.5cm">
          <text:p/>
        </draw:line>
        <draw:frame draw:style-name="gr6" draw:text-style-name="P4" draw:layer="layout" svg:width="1.958cm" svg:height="1.038cm" svg:x="24.026cm" svg:y="1.1cm">
          <draw:text-box>
            <text:p><text:span text:style-name="T2">Last</text:span></text:p>
          </draw:text-box>
        </draw:frame>
        <draw:line draw:style-name="gr5" draw:text-style-name="P3" draw:layer="layout" svg:x1="22.401cm" svg:y1="16.1cm" svg:x2="14.901cm" svg:y2="6.6cm">
          <text:p/>
        </draw:line>
        <draw:line draw:style-name="gr7" draw:text-style-name="P3" draw:layer="layout" svg:x1="22.801cm" svg:y1="5cm" svg:x2="22.802cm" svg:y2="2.9cm">
          <text:p/>
        </draw:line>
        <draw:frame draw:style-name="gr6" draw:text-style-name="P4" draw:layer="layout" svg:width="2.039cm" svg:height="1.038cm" svg:x="24.027cm" svg:y="3.5cm">
          <draw:text-box>
            <text:p><text:span text:style-name="T2">Next</text:span></text:p>
          </draw:text-box>
        </draw:frame>
        <draw:frame draw:style-name="gr8" draw:text-style-name="P4" draw:layer="layout" svg:width="16.5cm" svg:height="1.825cm" svg:x="1cm" svg:y="1.5cm">
          <draw:text-box>
            <text:p text:style-name="P4"><text:span text:style-name="T2">(3) envoi une Token Request à son last : (1)</text:span></text:p>
            <text:p text:style-name="P4"><text:span text:style-name="T2">On obtient :</text:span></text:p>
          </draw:text-box>
        </draw:frame>
        <draw:line draw:style-name="gr5" draw:text-style-name="P3" draw:layer="layout" svg:x1="6.1cm" svg:y1="17cm" svg:x2="9.1cm" svg:y2="17cm">
          <text:p/>
        </draw:line>
        <draw:line draw:style-name="gr7" draw:text-style-name="P3" draw:layer="layout" svg:x1="12cm" svg:y1="6.6cm" svg:x2="5cm" svg:y2="15.6cm">
          <text:p/>
        </draw:line>
        <draw:line draw:style-name="gr5" draw:text-style-name="P3" draw:layer="layout" svg:x1="13.5cm" svg:y1="7.5cm" svg:x2="11cm" svg:y2="15.5cm">
          <text:p/>
        </draw:line>
        <draw:line draw:style-name="gr7" draw:text-style-name="P3" draw:layer="layout" svg:x1="5.9cm" svg:y1="17.8cm" svg:x2="9.4cm" svg:y2="17.8cm">
          <text:p/>
        </draw:line>
        <presentation:notes draw:style-name="dp2">
          <draw:page-thumbnail draw:style-name="gr9" draw:layer="layout" svg:width="14.848cm" svg:height="11.135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custom-shape draw:style-name="gr1" draw:text-style-name="P1" draw:layer="layout" svg:width="3cm" svg:height="3cm" svg:x="12.001cm" svg:y="4.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cm" svg:height="3cm" svg:x="3.101cm" svg:y="15.5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cm" svg:height="3cm" svg:x="9.001cm" svg:y="15.5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cm" svg:height="3cm" svg:x="22.101cm" svg:y="15.5cm">
          <text:p text:style-name="P2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22.801cm" svg:y1="2.5cm" svg:x2="22.801cm" svg:y2="0.5cm">
          <text:p/>
        </draw:line>
        <draw:frame draw:style-name="gr6" draw:text-style-name="P4" draw:layer="layout" svg:width="1.958cm" svg:height="1.038cm" svg:x="24.026cm" svg:y="1.1cm">
          <draw:text-box>
            <text:p><text:span text:style-name="T2">Last</text:span></text:p>
          </draw:text-box>
        </draw:frame>
        <draw:line draw:style-name="gr7" draw:text-style-name="P3" draw:layer="layout" svg:x1="22.801cm" svg:y1="5cm" svg:x2="22.802cm" svg:y2="2.9cm">
          <text:p/>
        </draw:line>
        <draw:frame draw:style-name="gr6" draw:text-style-name="P4" draw:layer="layout" svg:width="2.039cm" svg:height="1.038cm" svg:x="24.027cm" svg:y="3.5cm">
          <draw:text-box>
            <text:p><text:span text:style-name="T2">Next</text:span></text:p>
          </draw:text-box>
        </draw:frame>
        <draw:frame draw:style-name="gr8" draw:text-style-name="P4" draw:layer="layout" svg:width="16.5cm" svg:height="1.825cm" svg:x="1cm" svg:y="1.5cm">
          <draw:text-box>
            <text:p text:style-name="P4"><text:span text:style-name="T2">(n) envoi une Token Request à son last : (1)</text:span></text:p>
            <text:p text:style-name="P4"><text:span text:style-name="T2">On obtient :</text:span></text:p>
          </draw:text-box>
        </draw:frame>
        <draw:line draw:style-name="gr5" draw:text-style-name="P3" draw:layer="layout" svg:x1="6.1cm" svg:y1="17cm" svg:x2="9.1cm" svg:y2="17cm">
          <text:p/>
        </draw:line>
        <draw:line draw:style-name="gr7" draw:text-style-name="P3" draw:layer="layout" svg:x1="12cm" svg:y1="6.6cm" svg:x2="5cm" svg:y2="15.6cm">
          <text:p/>
        </draw:line>
        <draw:line draw:style-name="gr5" draw:text-style-name="P3" draw:layer="layout" svg:x1="14.8cm" svg:y1="6.7cm" svg:x2="22.3cm" svg:y2="16.2cm">
          <text:p/>
        </draw:line>
        <draw:line draw:style-name="gr7" draw:text-style-name="P3" draw:layer="layout" svg:x1="5.9cm" svg:y1="17.8cm" svg:x2="9.4cm" svg:y2="17.8cm">
          <text:p/>
        </draw:line>
        <draw:line draw:style-name="gr5" draw:text-style-name="P3" draw:layer="layout" svg:x1="12cm" svg:y1="17cm" svg:x2="22.1cm" svg:y2="17cm">
          <text:p/>
        </draw:line>
        <draw:line draw:style-name="gr7" draw:text-style-name="P3" draw:layer="layout" svg:x1="11.8cm" svg:y1="17.8cm" svg:x2="22.3cm" svg:y2="17.8cm">
          <text:p/>
        </draw:line>
        <presentation:notes draw:style-name="dp2">
          <draw:page-thumbnail draw:style-name="gr9" draw:layer="layout" svg:width="14.848cm" svg:height="11.135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aimana </meta:initial-creator>
    <meta:creation-date>2010-04-26T13:07:26</meta:creation-date>
    <dc:date>2010-04-26T13:46:19</dc:date>
    <dc:creator>raimana </dc:creator>
    <meta:editing-duration>PT00H38M53S</meta:editing-duration>
    <meta:editing-cycles>3</meta:editing-cycles>
    <meta:generator>OpenOffice.org/3.1$Linux OpenOffice.org_project/310m19$Build-9420</meta:generator>
    <meta:document-statistic meta:object-count="95"/>
  </office:meta>
</office:document-meta>
</file>